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  <text:p text:style-name="rststyle-textbody">Döngülerde <text:span text:style-name="rststyle-strong">continue</text:span> kullanarak döngünün tamamlanması beklenmeden başa dönülür.
<text:span text:style-name="rststyle-strong">break</text:span> kullanarak döngüden çıkılır.</text:p>
        <ns0:p ns0:style-name="rststyle-codeblock"><ns0:s ns0:c="6"/>int sayi = 10<ns0:line-break/><ns0:s ns0:c="6"/>while(1) {<ns0:line-break/><ns0:s ns0:c="10"/>printf("%d\n",sayi);<ns0:line-break/><ns0:s ns0:c="4"/>if(sayi &lt; 0) {<ns0:line-break/><ns0:s ns0:c="14"/>break;<ns0:line-break/><ns0:s ns0:c="10"/>}<ns0:line-break/><ns0:s ns0:c="10"/>sayi--;<ns0:line-break/><ns0:s ns0:c="10"/>continue;<ns0:line-break/><ns0:s ns0:c="10"/>printf("%s\n","Bu satıra gelinmez.");<ns0:line-break/>}</ns0:p>
        <text:span text:style-name="rststyle-whitespace">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
      </text:span>
        <text:span text:style-name="rststyle-keyword">while</text:span>
        <text:span text:style-name="rststyle-punctuation">(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    </text:span>
        <text:span text:style-name="rststyle-keyword">break</text:span>
        <text:span text:style-name="rststyle-punctuation">;</text:span>
        <text:span text:style-name="rststyle-whitespace">
          </text:span>
        <text:span text:style-name="rststyle-punctuation">}</text:span>
        <text:span text:style-name="rststyle-whitespace">
          </text:span>
        <text:span text:style-name="rststyle-name">sayi</text:span>
        <text:span text:style-name="rststyle-operator">--</text:span>
        <text:span text:style-name="rststyle-punctuation">;</text:span>
        <text:span text:style-name="rststyle-whitespace">
          </text:span>
        <text:span text:style-name="rststyle-keyword">continue</text:span>
        <text:span text:style-name="rststyle-punctuation">;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Bu satıra gelinmez.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Yukarıdaki örnekte döngü koşulu sürekli olarak devam etmeye neden olur.
Sayımız 0dan küçükse döngü <text:span text:style-name="rststyle-strong">break</text:span> kullanarak sonlandırılır.
Döngü içinde <text:span text:style-name="rststyle-strong">continue</text:span> kısmına gelindiğinde başa dönüldüğü için bir alttaki satır çalıştırılmaz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  <text:p text:style-name="rststyle-textbody">Fonksiyonun kendisini de pointer olarak kullanmak mümkündür. Bunun için aşağıdaki gibi bir yapı kullanılabilir.</text:p>
        <ns0:p ns0:style-name="rststyle-codeblock">int topla(int i, int j){<ns0:line-break/><ns0:s ns0:c="4"/>return i + j;<ns0:line-break/>}<ns0:line-break/><ns0:line-break/>void main(){<ns0:line-break/><ns0:s ns0:c="4"/>int (*topla_func)(int, int) = topla;<ns0:line-break/><ns0:s ns0:c="4"/>topla_func(3, 5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unc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Ayrıca <text:span text:style-name="rststyle-strong">typedef</text:span> yapısı ile de fonksiyon pointerları oluşturulabilir.
Bu konunun detaylarına ilerleyen kısımlarda yer verilmiştir.</text:p>
        <ns0:p ns0:style-name="rststyle-codeblock">typedef int (*topla_func)(int, int);<ns0:line-break/>int topla(int i, int j){<ns0:line-break/><ns0:s ns0:c="4"/>return i + j;<ns0:line-break/>}<ns0:line-break/><ns0:line-break/>void main(){<ns0:line-break/><ns0:s ns0:c="4"/>topla_func topla_fn = topla;<ns0:line-break/><ns0:s ns0:c="4"/>topla_fn(3, 5)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opla_func</text:span>
        <text:span text:style-name="rststyle-whitespace"> </text:span>
        <text:span text:style-name="rststyle-name">topla_fn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n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6" text:style-name="Sect1">
        <text:h text:outline-level="1" text:style-name="rststyle-heading1">Struct</text:h>
        <text:p text:style-name="rststyle-textbody"><text:span text:style-name="rststyle-strong">Structure</text:span> yapıları bellekte belli bir değişken topluluğu oluşturup kullanabilmek için kullanılır.
Bu yapılar sayesinde kendi veri türlerinizi tanımlayabilirsiniz.</text:p>
        <ns0:p ns0:style-name="rststyle-codeblock">struct test {<ns0:line-break/><ns0:s ns0:c="4"/>int num;<ns0:line-break/><ns0:s ns0:c="4"/>char* name;<ns0:line-break/>};<ns0:line-break/><ns0:line-break/>void main(){<ns0:line-break/><ns0:s ns0:c="4"/>struct test t1;<ns0:line-break/><ns0:s ns0:c="4"/>t1.num = 12;<ns0:line-break/><ns0:s ns0:c="4"/>t1.name = "hello";<ns0:line-break/>}</ns0:p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Veri türü adına alias tanımlamak için <text:span text:style-name="rststyle-strong">typedef</text:span> kullanılabilir.
Bu sayede değişken tanımlar gibi tanımlama yapmak mümkündür.</text:p>
        <ns0:p ns0:style-name="rststyle-codeblock">typedef struct Test {<ns0:line-break/><ns0:s ns0:c="4"/>int num;<ns0:line-break/><ns0:s ns0:c="4"/>char* name;<ns0:line-break/>} test;<ns0:line-break/><ns0:line-break/>void main(){<ns0:line-break/><ns0:s ns0:c="4"/>test t1;<ns0:line-break/><ns0:s ns0:c="4"/>t1.num = 12;<ns0:line-break/><ns0:s ns0:c="4"/>t1.name = "hello";<ns0:line-break/>}</ns0:p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typedef</text:span> kullanarak struct dışında değişken türü tanımlamak da mümkündür.</text:p>
        <ns0:p ns0:style-name="rststyle-codeblock">typedef char* my_string;<ns0:line-break/><ns0:line-break/>void main(){<ns0:line-break/><ns0:s ns0:c="4"/>my_string str = "Hello World"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y_string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my_string</text:span>
        <text:span text:style-name="rststyle-whitespace"> </text:span>
        <text:span text:style-name="rststyle-name">st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C programlama dili nesne yönelimli bir dil değildir.
Bu yüzden sınıf kavramı bulunmaz.
Fakat <text:span text:style-name="rststyle-strong">struct</text:span> kullanarak benzer işler yapılabilir.
Bunun için fonksiyon pointeri tanımlayıp struct yapımıza ekleyelim. Bir init fonksiyonu kullanarak nesnemizi oluşturalım.</text:p>
        <ns0:p ns0:style-name="rststyle-codeblock">// nesne struct yapısı tanımladık<ns0:line-break/>typedef struct Test {<ns0:line-break/><ns0:s ns0:c="4"/>// nesne fonksiyonunu tanımladık.<ns0:line-break/><ns0:s ns0:c="4"/>void (*yazdir)(char*);<ns0:line-break/><ns0:s ns0:c="4"/>int num;<ns0:line-break/>} test;<ns0:line-break/><ns0:line-break/>// nesne fonksiyon işlevin tanımladık<ns0:line-break/>void test_yazdir(char* msg){<ns0:line-break/><ns0:s ns0:c="4"/>printf("%s\n",msg);<ns0:line-break/>}<ns0:line-break/><ns0:line-break/>// nesneyi oluşturan fonsiyonu tanımladık.<ns0:line-break/>test test_init(){<ns0:line-break/><ns0:s ns0:c="4"/>test t1;<ns0:line-break/><ns0:s ns0:c="4"/>t1.num = 12;<ns0:line-break/><ns0:s ns0:c="4"/>t1.yazdir = test_yazdir;<ns0:line-break/><ns0:s ns0:c="4"/>return t1;<ns0:line-break/>}<ns0:line-break/><ns0:line-break/>void main(){<ns0:line-break/><ns0:s ns0:c="4"/>test obj = test_init();<ns0:line-break/><ns0:s ns0:c="4"/>obj.yazdir("Hello World");<ns0:line-break/>}</ns0:p>
        <text:span text:style-name="rststyle-comment">
          <text:span text:style-name="rststyle-single">// nesne struct yapısı tanımladık
</text:span>
        </text:span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comment">
          <text:span text:style-name="rststyle-single">// nesne fonksiyonunu tanımladık.
</text:span>
        </text:span>
        <text:span text:style-name="rststyle-whitespace">    </text:span>
        <text:span text:style-name="rststyle-keyword">
          <text:span text:style-name="rststyle-type">void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yazdir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comment">
          <text:span text:style-name="rststyle-single">// nesne fonksiyon işlevin tanımladık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msg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
</text:span>
        <text:span text:style-name="rststyle-comment">
          <text:span text:style-name="rststyle-single">// nesneyi oluşturan fonsiyonu tanımladık.
</text:span>
        </text:span>
        <text:span text:style-name="rststyle-name">test</text:span>
        <text:span text:style-name="rststyle-whitespace"> </text:span>
        <text:span text:style-name="rststyle-name">
          <text:span text:style-name="rststyle-function">test_init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yazdir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yazdir</text:span>
        <text:span text:style-name="rststyle-punctuation">;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obj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init</text:span>
        <text:span text:style-name="rststyle-punctuation">();</text:span>
        <text:span text:style-name="rststyle-whitespace">
    </text:span>
        <text:span text:style-name="rststyle-name">obj</text:span>
        <text:span text:style-name="rststyle-punctuation">.</text:span>
        <text:span text:style-name="rststyle-name">yazdir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7" text:style-name="Sect1">
        <text:h text:outline-level="1" text:style-name="rststyle-heading1">Kütüphane dosyası oluşturma</text:h>
        <text:p text:style-name="rststyle-textbody">Kütüphaneler ana kaynak kodun kullandığı yardımcı kodları barındırır.
Bu sayede her uygulama için tek tek aynı şeyleri yazmak yerine tek bir kütüphaneden yararlanılabilir.</text:p>
        <text:p text:style-name="rststyle-textbody">GNU/Linux ortamında kütüphaneler <text:span text:style-name="rststyle-strong">.so</text:span> uzantılıdır ve <text:span text:style-name="rststyle-strong">/lib</text:span> ve <text:span text:style-name="rststyle-strong">/usr/lib</text:span> dizinlerinde bulunur.</text:p>
        <text:p text:style-name="rststyle-textbody"><text:span text:style-name="rststyle-strong">Not:</text:span> Ek kütüphane dizinlerini <text:span text:style-name="rststyle-strong">/etc/ld.so.conf</text:span> ve <text:span text:style-name="rststyle-strong">/etc/lo.so.conf.d/*</text:span> dosyalarında belirlenir.
Bunula birlikte <text:span text:style-name="rststyle-strong">LD_LIBRARY_PATH</text:span> çevresel değişkeni ile kütüphane dizini tanımı yapılabilir.</text:p>
        <text:p text:style-name="rststyle-textbody">Bir dosyanın bağımlı olduğu kütüphaneleri <text:span text:style-name="rststyle-strong">ldd</text:span> komutu ile görüntüleyebiliriz.</text:p>
        <ns0:p ns0:style-name="rststyle-codeblock">$ ldd /bin/bash<ns0:line-break/><ns0:s ns0:c="4"/>/lib/ld-musl-x86_64.so.1 (0x7fd299f6d000)<ns0:line-break/><ns0:s ns0:c="4"/>libreadline.so.8 =&gt; /usr/lib/libreadline.so.8 (0x7fd299e5e000)<ns0:line-break/><ns0:s ns0:c="4"/>libc.musl-x86_64.so.1 =&gt; /lib/ld-musl-x86_64.so.1 (0x7fd299f6d000)<ns0:line-break/><ns0:s ns0:c="4"/>libncursesw.so.6 =&gt; /usr/lib/libncursesw.so.6 (0x7fd299e0a000)</ns0:p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p text:style-name="rststyle-textbody">Kendi kütüphanemizi olşturmak için kaynak kodumuzu <text:span text:style-name="rststyle-strong">-shared</text:span> parametresi ile derlememiz gerekmektedir.
Bunu için örneğin aşağıdaki gibi bir kaynak kodumuz olsun.</text:p>
        <ns0:p ns0:style-name="rststyle-codeblock">int topla (int a, int b) {<ns0:line-break/><ns0:s ns0:c="4"/>return a+b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a</text:span>
        <text:span text:style-name="rststyle-operator">+</text:span>
        <text:span text:style-name="rststyle-name">b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derleyelim.</text:p>
        <ns0:p ns0:style-name="rststyle-codeblock">$ gcc -c test.c<ns0:line-break/>$ gcc -o libtest.so test.o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de bu kütüphaneyi kullanabilmek için <text:span text:style-name="rststyle-strong">test.h</text:span> dosyamızı oluşturalım.</text:p>
        <ns0:p ns0:style-name="rststyle-codeblock">int topla (int a, int b);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;</text:span>
        <text:p text:style-name="rststyle-textbody">Son olarak kütüphaneyi kullanan kodumuzu yazalım.</text:p>
        <ns0:p ns0:style-name="rststyle-codeblock">#include &lt;test.h&gt;<ns0:line-break/>void main(){<ns0:line-break/><ns0:s ns0:c="4"/>int sayi = topla(3, 5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Dikkat ettiyseniz <text:span text:style-name="rststyle-strong">include</text:span> kullanırken <text:span text:style-name="rststyle-strong">""</text:span> işareti yerine <text:span text:style-name="rststyle-strong">&lt;&gt;</text:span> kullandık. Bunun sebebi kütüphanelerin kaynak koddan bağımsız olacak şekilde tasarlanmasıdır.
Header dosyamızın <text:span text:style-name="rststyle-strong">/usr/include</text:span> içinde ve kutuphanemizin de <text:span text:style-name="rststyle-strong">/usr/lib</text:span> içinde olduğunu varsayarak kodladık.</text:p>
        <text:p text:style-name="rststyle-textbody">Kütüphanemizin <text:span text:style-name="rststyle-strong">kutuphane</text:span> adındaki bir dizinde bulunduğunu düşünelim ve aşağıdaki gibi derlemeyi tamamlayalım.</text:p>
        <ns0:p ns0:style-name="rststyle-codeblock">$ gcc -c main.c -I ./kutuphane<ns0:line-break/>$ gcc -o main main.o -L ./kutuphane -ltest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Kodu kütüphaneyi sisteme yüklemeden derleyebilmemiz için derleyicimize <text:span text:style-name="rststyle-strong">-I</text:span> parametresi eklenir. Bu parametre header aradığı dizinlere belirtilen dizini de ekler.
Benzer şekilde derlemenin <text:span text:style-name="rststyle-strong">linkleme</text:span> aşamasında <text:span text:style-name="rststyle-strong">-l</text:span> parametresi ile hangi kütüphanelere ihtiyaç duyulduğu belirtilir.
<text:span text:style-name="rststyle-strong">-L</text:span> parametresi ile kütüphanenin aranacağı dizinler listesine belirtilen dizin eklenir.</text:p>
        <text:p text:style-name="rststyle-textbody">Gördüğünüz gibi bu parametreler sisteme göre değişiklik gösterebilmektedir. Bu karmaşanın önüne geçebilmek için <text:span text:style-name="rststyle-strong">pkg-config</text:span> kullanılır.
Bu dosyada belirtilen değerler kütüphane ile beraber gelmekte olup derlemeye nelerin ekleneceğini belirtir.</text:p>
        <text:p text:style-name="rststyle-textbody">Örnek olarak aşağıdaki gibi kullanabiliriz.</text:p>
        <ns0:p ns0:style-name="rststyle-codeblock"># derleme parametreleri<ns0:line-break/>$ pkg-config --cflags readline<ns0:line-break/><ns0:s ns0:c="2"/>-DNCURSES_WIDECHAR<ns0:line-break/># linkleme parametreleri<ns0:line-break/>$ pkg-config --libs readline<ns0:line-break/><ns0:s ns0:c="2"/>-lreadline</ns0:p>
        <text:span text:style-name="rststyle-comment">
          <text:span text:style-name="rststyle-single"># der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span text:style-name="rststyle-whitespace">
</text:span>
        <text:span text:style-name="rststyle-comment">
          <text:span text:style-name="rststyle-single"># link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p text:style-name="rststyle-textbody">Kaynak kodu derlerken aşağıdaki gibi kullanılabilir.</text:p>
        <ns0:p ns0:style-name="rststyle-codeblock">$ gcc -c main.c `pkg-config --cflags readline`<ns0:line-break/>$ gcc -o main main.o `pkg-config --libs readline`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<text:span text:style-name="rststyle-strong">pkg-config</text:span> dosyaları <text:span text:style-name="rststyle-strong">.pc</text:span> uzantılıdır ve <text:span text:style-name="rststyle-strong">/usr/lib/pkgconfig</text:span> içinde bulunur.
<text:span text:style-name="rststyle-strong">pkg-config</text:span> dosyaları aşağıdaki formata benzer şekilde yazılır.</text:p>
        <ns0:p ns0:style-name="rststyle-codeblock">prefix=/usr<ns0:line-break/>includedir=${prefix}/include<ns0:line-break/><ns0:line-break/>Name: Test<ns0:line-break/>Description: Test library<ns0:line-break/>Version: 1.0<ns0:line-break/>Requires: readline<ns0:line-break/>Cflags: -I{includedir}/test<ns0:line-break/>Libs: -ltest -L{libdir}/test</ns0:p>
        <text:span text:style-name="rststyle-name">prefix</text:span>
        <text:span text:style-name="rststyle-operator">=/</text:span>
        <text:span text:style-name="rststyle-name">usr</text:span>
        <text:span text:style-name="rststyle-whitespace">
</text:span>
        <text:span text:style-name="rststyle-name">includedir</text:span>
        <text:span text:style-name="rststyle-operator">=</text:span>
        <text:span text:style-name="rststyle-name">$</text:span>
        <text:span text:style-name="rststyle-punctuation">{</text:span>
        <text:span text:style-name="rststyle-name">prefix</text:span>
        <text:span text:style-name="rststyle-punctuation">}</text:span>
        <text:span text:style-name="rststyle-operator">/</text:span>
        <text:span text:style-name="rststyle-name">include</text:span>
        <text:span text:style-name="rststyle-whitespace">

</text:span>
        <text:span text:style-name="rststyle-name">
          <text:span text:style-name="rststyle-label">Name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
</text:span>
        <text:span text:style-name="rststyle-name">
          <text:span text:style-name="rststyle-label">Description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 </text:span>
        <text:span text:style-name="rststyle-name">library</text:span>
        <text:span text:style-name="rststyle-whitespace">
</text:span>
        <text:span text:style-name="rststyle-name">
          <text:span text:style-name="rststyle-label">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float">1.0</text:span>
          </text:span>
        </text:span>
        <text:span text:style-name="rststyle-whitespace">
</text:span>
        <text:span text:style-name="rststyle-name">
          <text:span text:style-name="rststyle-label">Requires</text:span>
        </text:span>
        <text:span text:style-name="rststyle-punctuation">:</text:span>
        <text:span text:style-name="rststyle-whitespace"> </text:span>
        <text:span text:style-name="rststyle-name">readline</text:span>
        <text:span text:style-name="rststyle-whitespace">
</text:span>
        <text:span text:style-name="rststyle-name">
          <text:span text:style-name="rststyle-label">Cflag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I</text:span>
        <text:span text:style-name="rststyle-punctuation">{</text:span>
        <text:span text:style-name="rststyle-name">includedir</text:span>
        <text:span text:style-name="rststyle-punctuation">}</text:span>
        <text:span text:style-name="rststyle-operator">/</text:span>
        <text:span text:style-name="rststyle-name">test</text:span>
        <text:span text:style-name="rststyle-whitespace">
</text:span>
        <text:span text:style-name="rststyle-name">
          <text:span text:style-name="rststyle-label">Lib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ltest</text:span>
        <text:span text:style-name="rststyle-whitespace"> </text:span>
        <text:span text:style-name="rststyle-operator">-</text:span>
        <text:span text:style-name="rststyle-name">L</text:span>
        <text:span text:style-name="rststyle-punctuation">{</text:span>
        <text:span text:style-name="rststyle-name">libdir</text:span>
        <text:span text:style-name="rststyle-punctuation">}</text:span>
        <text:span text:style-name="rststyle-operator">/</text:span>
        <text:span text:style-name="rststyle-name">test</text:span>
        <text:p text:style-name="rststyle-textbody">Yukarıdaki örnekte <text:span text:style-name="rststyle-strong">/usr/include/test/</text:span> içerisindeki header dosyamızı ve <text:span text:style-name="rststyle-strong">/usr/lib/test/</text:span> içindeki kütüphane dosyamızı sorunsuzca kullanarak derleme yapabilik.</text:p>
      </text:section>
      <text:section text:name="Section18" text:style-name="Sect1">
        <text:h text:outline-level="1" text:style-name="rststyle-heading1">C++ kodunu C ile kullanma</text:h>
        <text:p text:style-name="rststyle-textbody">Aşağıdaki gibi bir C++ kodumuz olsun.</text:p>
        <ns0:p ns0:style-name="rststyle-codeblock">class test {<ns0:line-break/>private:<ns0:line-break/><ns0:s ns0:c="4"/>double value;<ns0:line-break/><ns0:line-break/>public:<ns0:line-break/><ns0:s ns0:c="4"/>test(double l) {<ns0:line-break/><ns0:s ns0:c="8"/>value = l;<ns0:line-break/><ns0:s ns0:c="4"/>}<ns0:line-break/>}</ns0:p>
        <text:span text:style-name="rststyle-name">class</text:span>
        <text:span text:style-name="rststyle-whitespace"> </text:span>
        <text:span text:style-name="rststyle-name">test</text:span>
        <text:span text:style-name="rststyle-whitespace"> </text:span>
        <text:span text:style-name="rststyle-punctuation">{</text:span>
        <text:span text:style-name="rststyle-whitespace">
</text:span>
        <text:span text:style-name="rststyle-name">private</text:span>
        <text:span text:style-name="rststyle-operator">: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value</text:span>
        <text:span text:style-name="rststyle-punctuation">;</text:span>
        <text:span text:style-name="rststyle-whitespace">

</text:span>
        <text:span text:style-name="rststyle-name">public</text:span>
        <text:span text:style-name="rststyle-operator">:</text:span>
        <text:span text:style-name="rststyle-whitespace">
    </text:span>
        <text:span text:style-name="rststyle-name">test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Bu kodu C ile kullanmak için öncelikle aşağıdaki gibi header dosyamızı oluşturalım.</text:p>
        <ns0:p ns0:style-name="rststyle-codeblock">#ifdef __cplusplus<ns0:line-break/>extern "C" {<ns0:line-break/>#endif<ns0:line-break/><ns0:line-break/>typedef void* test; // class tanımı<ns0:line-break/><ns0:line-break/>test test_new(double l); // class oluşturmak için<ns0:line-break/>void test_set_value(test* ctx, double l); // class içindeki değeri ayarlamak için<ns0:line-break/>double test_get_value(test* ctx); // class içindeki değeri okumak için<ns0:line-break/><ns0:line-break/>#ifdef __cplusplus<ns0:line-break/>}<ns0:line-break/>#endif</ns0:p>
        <text:span text:style-name="rststyle-comment">
          <text:span text:style-name="rststyle-preproc">#ifdef __cplusplus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</text:span>
        <text:span text:style-name="rststyle-comment">
          <text:span text:style-name="rststyle-preproc">#endif
</text:span>
        </text:span>
        <text:span text:style-name="rststyle-whitespace">
</text:span>
        <text:span text:style-name="rststyle-keyword">typedef</text:span>
        <text:span text:style-name="rststyle-whitespace">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 </text:span>
        <text:span text:style-name="rststyle-comment">
          <text:span text:style-name="rststyle-single">// class tanımı
</text:span>
        </text:span>
        <text:span text:style-name="rststyle-whitespace">
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oluşturmak için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ayarlamak için
</text:span>
    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okumak için
</text:span>
        </text:span>
        <text:span text:style-name="rststyle-whitespace">
</text:span>
        <text:span text:style-name="rststyle-comment">
          <text:span text:style-name="rststyle-preproc">#ifdef __cplusplus
</text:span>
        </text:span>
        <text:span text:style-name="rststyle-punctuation">}</text:span>
        <text:span text:style-name="rststyle-whitespace">
</text:span>
        <text:span text:style-name="rststyle-comment">
          <text:span text:style-name="rststyle-preproc">#endif</text:span>
        </text:span>
        <text:p text:style-name="rststyle-textbody">Şimdi de bir C++ kodu yazalım ve yukarıdaki fonksiyonları oluşturalım.</text:p>
        <ns0:p ns0:style-name="rststyle-codeblock">#include &lt;test&gt;<ns0:line-break/>extern "C" {<ns0:line-break/><ns0:s ns0:c="4"/>test test_new(double l){<ns0:line-break/><ns0:s ns0:c="8"/>Test* t = new Test(l);<ns0:line-break/><ns0:s ns0:c="8"/>return (test) t;<ns0:line-break/><ns0:s ns0:c="4"/>}<ns0:line-break/><ns0:line-break/><ns0:s ns0:c="4"/>void test_set_value(test* ctx, double l){<ns0:line-break/><ns0:s ns0:c="8"/>Test* t = (Test*)ctx;<ns0:line-break/><ns0:s ns0:c="8"/>t-&gt;value = l;<ns0:line-break/><ns0:s ns0:c="4"/>}<ns0:line-break/><ns0:s ns0:c="4"/>double test_get_value(test* ctx){<ns0:line-break/><ns0:s ns0:c="8"/>Test* t = (Test*)ctx;<ns0:line-break/><ns0:s ns0:c="8"/>return t-&gt;value;<ns0:line-break/><ns0:s ns0:c="4"/>}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&gt;</text:span>
        </text:span>
        <text:span text:style-name="rststyle-comment">
          <text:span text:style-name="rststyle-preproc">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new</text:span>
        <text:span text:style-name="rststyle-whitespace"> </text:span>
        <text:span text:style-name="rststyle-name">Test</text:span>
        <text:span text:style-name="rststyle-punctuation">(</text:span>
        <text:span text:style-name="rststyle-name">l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punctuation">(</text:span>
        <text:span text:style-name="rststyle-name">test</text:span>
        <text:span text:style-name="rststyle-punctuation">)</text:span>
        <text:span text:style-name="rststyle-whitespace"> </text:span>
        <text:span text:style-name="rststyle-name">t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
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name">t</text:span>
        <text:span text:style-name="rststyle-operator">-&gt;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name">t</text:span>
        <text:span text:style-name="rststyle-operator">-&gt;</text:span>
        <text:span text:style-name="rststyle-name">value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Şimdi bu kodu kütüphane haline getirelim.</text:p>
        <ns0:p ns0:style-name="rststyle-codeblock">g++ -o libtest.so test.cpp -I.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örnek C kodumuz aşağıdaki gibi  olabilir.</text:p>
        <ns0:p ns0:style-name="rststyle-codeblock">#include &lt;test.h&gt;<ns0:line-break/>int main(){<ns0:line-break/><ns0:s ns0:c="4"/>test *t = test_new(22);<ns0:line-break/><ns0:s ns0:c="4"/>test_set_value(t,12);<ns0:line-break/><ns0:s ns0:c="4"/>int l = test_get_value(t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operator">*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new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test_set_value</text:span>
        <text:span text:style-name="rststyle-punctuation">(</text:span>
        <text:span text:style-name="rststyle-name">t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get_value</text:span>
        <text:span text:style-name="rststyle-punctuation">(</text:span>
        <text:span text:style-name="rststyle-name">t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aşağıdaki gibi derleyebiliriz.</text:p>
        <ns0:p ns0:style-name="rststyle-codeblock">gcc main.c -o main -ltest -L. -I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Yada kütüphane olşturmaya gerek kalmadan da derleyebiliriz.</text:p>
        <ns0:p ns0:style-name="rststyle-codeblock">g++ test.cpp -c -o test.o<ns0:line-break/>gcc -c main.c -o main.o<ns0:line-break/>gcc tast.o main.o -o main -lstdc++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Burada libstdc++ C++ kodunun bağımlılığıd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8:25</meta:creation-date>
    <dc:creator>a</dc:creator>
    <dc:date>2025-04-27T15:38:25</dc:date>
    <dc:language>en-US</dc:language>
    <meta:editing-cycles>1</meta:editing-cycles>
    <meta:editing-duration>PT00M01S</meta:editing-duration>
    <dc:title>C Dersi</dc:title>
  </office:meta>
</office:document-meta>
</file>